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60000001EF14CC445A2B13AD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11.6563in" fo:margin-left="-0.5799in" table:align="left"/>
    </style:style>
    <style:style style:name="Tableau2.A" style:family="table-column">
      <style:table-column-properties style:column-width="1.375in"/>
    </style:style>
    <style:style style:name="Tableau2.B" style:family="table-column">
      <style:table-column-properties style:column-width="4.4167in"/>
    </style:style>
    <style:style style:name="Tableau2.C" style:family="table-column">
      <style:table-column-properties style:column-width="1.9688in"/>
    </style:style>
    <style:style style:name="Tableau2.D" style:family="table-column">
      <style:table-column-properties style:column-width="3.8958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6202"/>
    </style:style>
    <style:style style:name="P2" style:family="paragraph" style:parent-style-name="Text_20_body">
      <style:text-properties officeooo:paragraph-rsid="00233438"/>
    </style:style>
    <style:style style:name="P3" style:family="paragraph" style:parent-style-name="Text_20_body">
      <style:text-properties officeooo:rsid="00233438" officeooo:paragraph-rsid="0027a8ee"/>
    </style:style>
    <style:style style:name="P4" style:family="paragraph" style:parent-style-name="Heading">
      <style:text-properties officeooo:rsid="001d6202" officeooo:paragraph-rsid="001d6202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paragraph-rsid="001d6202" style:font-size-asian="11pt" style:font-size-complex="11pt"/>
    </style:style>
    <style:style style:name="P11" style:family="paragraph" style:parent-style-name="Standard" style:list-style-name="L1"/>
    <style:style style:name="P12" style:family="paragraph" style:parent-style-name="Text_20_body" style:list-style-name="L1">
      <style:text-properties officeooo:rsid="002e48a0" officeooo:paragraph-rsid="0029a540"/>
    </style:style>
    <style:style style:name="P13" style:family="paragraph" style:parent-style-name="Table_20_Contents">
      <style:text-properties fo:font-size="11pt" officeooo:rsid="002d8fbe" officeooo:paragraph-rsid="002d8fbe" style:font-size-asian="11pt" style:font-size-complex="11pt"/>
    </style:style>
    <style:style style:name="P14" style:family="paragraph" style:parent-style-name="Table_20_Contents">
      <style:text-properties fo:font-size="11pt" officeooo:rsid="00301a34" officeooo:paragraph-rsid="00301a34" style:font-size-asian="11pt" style:font-size-complex="11pt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33438" style:font-weight-asian="bold" style:font-weight-complex="bold"/>
    </style:style>
    <style:style style:name="T4" style:family="text">
      <style:text-properties officeooo:rsid="0027b564"/>
    </style:style>
    <style:style style:name="T5" style:family="text">
      <style:text-properties officeooo:rsid="002d5dcf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officeooo:rsid="002c164a"/>
    </style:style>
    <style:style style:name="T14" style:family="text">
      <style:text-properties officeooo:rsid="003191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5665in" svg:y="-0.4272in" svg:width="0.8957in" svg:height="0.3126in" draw:z-index="0"><draw:image xlink:href="Pictures/10000000000000560000001EF14CC445A2B13ADD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2">indiquer les tâches de chaque membre du groupe et son investissement</text:span><text:span text:style-name="T1"> dans le projet tuteuré. Pour le pourcentage, il faut tenir compte de deux choses :</text:span></text:p>
      <text:list xml:id="list136151285" text:style-name="L1">
        <text:list-item>
          <text:list>
            <text:list-item>
              <text:list>
                <text:list-item>
                  <text:p text:style-name="P11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12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3">Chaque membre du groupe (y compris le ou la chef·fe de projet) la remplit individuellement.</text:p>
      <text:p text:style-name="P2"><text:span text:style-name="T8">Chaque membre du groupe</text:span><text:span text:style-name="T3"> la transmet au chef ou à la cheffe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6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6">Investissement dans le projet tuteuré</text:p>
            <text:p text:style-name="P6">(en pourcentage)</text:p>
          </table:table-cell>
          <table:table-cell table:style-name="Tableau2.D1" office:value-type="string">
            <text:p text:style-name="P6">Remarques</text:p>
          </table:table-cell>
        </table:table-row>
        <table:table-row>
          <table:table-cell table:style-name="Tableau2.A2" office:value-type="string">
            <text:p text:style-name="P9"><text:span text:style-name="T13">4/</text:span>10/19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1</text:span>/10/<text:span text:style-name="T5">19</text:span></text:p>
          </table:table-cell>
          <table:table-cell table:style-name="Tableau2.A2" office:value-type="string">
            <text:p text:style-name="P13">Création d’un modèle de test pour le site</text:p>
          </table:table-cell>
          <table:table-cell table:style-name="Tableau2.A2" office:value-type="string">
            <text:p text:style-name="P13">100 %</text:p>
          </table:table-cell>
          <table:table-cell table:style-name="Tableau2.D2" office:value-type="string">
            <text:p text:style-name="P14">Besoin de regeler un <text:span text:style-name="T14">decalage</text:span> d’image</text:p>
          </table:table-cell>
        </table:table-row>
        <table:table-row>
          <table:table-cell table:style-name="Tableau2.A2" office:value-type="string">
            <text:p text:style-name="P8">18/10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8">25/10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8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1<text:span text:style-name="T4">5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2<text:span text:style-name="T4">2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8">29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6</text:span>/12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.0398in" loext:contextual-spacing="false" fo:text-align="justify" style:justify-single-word="false" fo:orphans="2" fo:widows="2" fo:text-indent="0.5516in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in" fo:margin-bottom="0.0398in" loext:contextual-spacing="false" fo:text-align="center" style:justify-single-word="false" fo:text-indent="0in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783in" loext:contextual-spacing="false" fo:text-align="justify" style:justify-single-word="false" fo:orphans="2" fo:widows="2" fo:text-indent="0.5516in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0429in" loext:contextual-spacing="false" fo:text-align="justify" style:justify-single-word="false" fo:text-indent="0in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575in" fo:margin-bottom="0.0429in" loext:contextual-spacing="false" fo:text-align="justify" style:justify-single-word="false" fo:text-indent="0.1965in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181in" fo:margin-bottom="0.0429in" loext:contextual-spacing="false" fo:text-align="justify" style:justify-single-word="false" fo:text-indent="0.3937in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398in" fo:margin-bottom="0.1181in" loext:contextual-spacing="false" fo:text-align="center" style:justify-single-word="false"/>
      <style:text-properties fo:font-size="22pt" style:font-size-asian="18pt" style:font-size-complex="18pt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2354in" fo:margin-right="0in" fo:margin-top="0in" fo:margin-bottom="0.0398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74in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118in" fo:margin-bottom="0.5118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58:59.429799776</meta:creation-date>
    <meta:editing-duration>PT6H11M48S</meta:editing-duration>
    <meta:editing-cycles>21</meta:editing-cycles>
    <meta:generator>LibreOffice/6.1.6.3$Linux_X86_64 LibreOffice_project/10$Build-3</meta:generator>
    <dc:title>cours</dc:title>
    <dc:date>2019-10-10T14:00:55.825095867</dc:date>
    <meta:document-statistic meta:table-count="1" meta:image-count="1" meta:object-count="0" meta:page-count="1" meta:paragraph-count="25" meta:word-count="190" meta:character-count="1106" meta:non-whitespace-character-count="940"/>
    <meta:template xlink:type="simple" xlink:actuate="onRequest" xlink:title="cours" xlink:href="../../../../.config/libreoffice/4/user/template/cours1.ott" meta:date="2017-06-23T16:58:59.281490126"/>
  </office:meta>
</office:document-meta>
</file>